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2.03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902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3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enumire </text:p>
          </table:table-cell>
          <table:table-cell table:style-name="ce1" office:value-type="string">
            <text:p>Notare</text:p>
          </table:table-cell>
          <table:table-cell table:style-name="ce1" office:value-type="string">
            <text:p>Exemplu</text:p>
          </table:table-cell>
        </table:table-row>
        <table:table-row table:style-name="ro2">
          <table:table-cell office:value-type="string">
            <text:p>Button</text:p>
          </table:table-cell>
          <table:table-cell office:value-type="string">
            <text:p>Denumire+Functia+Btn+Num</text:p>
          </table:table-cell>
          <table:table-cell office:value-type="string">
            <text:p>RegistruBtn1</text:p>
          </table:table-cell>
        </table:table-row>
        <table:table-row table:style-name="ro2">
          <table:table-cell office:value-type="string">
            <text:p>Label</text:p>
          </table:table-cell>
          <table:table-cell office:value-type="string">
            <text:p>Denumire+Functia+Lb+Num</text:p>
          </table:table-cell>
          <table:table-cell office:value-type="string">
            <text:p>NumeLb2</text:p>
          </table:table-cell>
        </table:table-row>
        <table:table-row table:style-name="ro2">
          <table:table-cell office:value-type="string">
            <text:p>Edit</text:p>
          </table:table-cell>
          <table:table-cell office:value-type="string">
            <text:p>Denumire+Functia+Ed+Num</text:p>
          </table:table-cell>
          <table:table-cell office:value-type="string">
            <text:p>NumeEd2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4-14">04/14/2005</text:date>, <text:time>23:5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4$Win32 OpenOffice.org_project/680m74$Build-8865</meta:generator>
    <meta:initial-creator>William Stega</meta:initial-creator>
    <meta:creation-date>2005-04-14T23:37:36</meta:creation-date>
    <dc:creator>William Stega</dc:creator>
    <dc:date>2005-04-14T23:53:49</dc:date>
    <dc:language>en-US</dc:language>
    <meta:editing-cycles>8</meta:editing-cycles>
    <meta:editing-duration>PT16M17S</meta:editing-duration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